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0808" officeooo:paragraph-rsid="000d0808"/>
    </style:style>
    <style:style style:name="P2" style:family="paragraph" style:parent-style-name="Standard">
      <style:paragraph-properties fo:text-align="center" style:justify-single-word="false"/>
      <style:text-properties fo:font-size="20pt" officeooo:rsid="000d0808" officeooo:paragraph-rsid="000d0808" style:font-size-asian="20pt" style:font-size-complex="20pt"/>
    </style:style>
    <style:style style:name="P3" style:family="paragraph" style:parent-style-name="Standard">
      <style:text-properties fo:font-size="16pt" officeooo:rsid="000d0808" officeooo:paragraph-rsid="000d0808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DE DATOS UPOBRICO</text:p>
      <text:p text:style-name="P1"/>
      <text:p text:style-name="P3">Tabla citas que almacena número de cita, fecha, cliente y descripción.</text:p>
      <text:p text:style-name="P3"/>
      <text:p text:style-name="P3">Tabla clientes que almacena DNI, nombre, dirección y teléfono.</text:p>
      <text:p text:style-name="P3"/>
      <text:p text:style-name="P3">Tabla incidencias que almacena número de incidencia, el código de la cita y descripción.</text:p>
      <text:p text:style-name="P3"/>
      <text:p text:style-name="P3">Tabla materiales que almacena código, nombre, precio y descripción.</text:p>
      <text:p text:style-name="P3"/>
      <text:p text:style-name="P3">Tabla materiales_citas que refleja los materiales asociados a una cita y contiene el código del material y el de la cita.</text:p>
      <text:p text:style-name="P3"/>
      <text:p text:style-name="P3">Tabla operarios que contiene dni y nombre.</text:p>
      <text:p text:style-name="P3"/>
      <text:p text:style-name="P3">Tabla operarios_citas que refleja los operarios asociados a una cita y contiene el dni del operario y el número de la ci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9:47:07.161000000</meta:creation-date>
    <dc:date>2019-03-08T19:54:32.392000000</dc:date>
    <meta:editing-duration>PT7M27S</meta:editing-duration>
    <meta:editing-cycles>1</meta:editing-cycles>
    <meta:document-statistic meta:table-count="0" meta:image-count="0" meta:object-count="0" meta:page-count="1" meta:paragraph-count="8" meta:word-count="97" meta:character-count="595" meta:non-whitespace-character-count="506"/>
    <meta:generator>LibreOffice/5.1.6.2$Windows_x86 LibreOffice_project/07ac168c60a517dba0f0d7bc7540f5afa45f0909</meta:generator>
  </office:meta>
</office:document-meta>
</file>